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37c0a0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3eb0ca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458493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4702ed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4ea9bb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515a13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6862ee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6c0577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paragraph-rsid="006d83d0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rsid="0042e05a" officeooo:paragraph-rsid="003eb0ca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rsid="004a83a1" officeooo:paragraph-rsid="003eb0ca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rsid="004f8ab6" officeooo:paragraph-rsid="004ea9bb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rsid="006c0577" officeooo:paragraph-rsid="006c0577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rsid="0073a5bb" style:font-name-asian="WenQuanYi Micro Hei" style:font-size-asian="12pt" style:font-size-complex="12pt"/>
    </style:style>
    <style:style style:name="P16" style:family="paragraph" style:parent-style-name="Standard">
      <style:text-properties style:font-name="WenQuanYi Micro Hei" fo:font-size="12pt" officeooo:rsid="008a9e1f" officeooo:paragraph-rsid="008a9e1f" style:font-name-asian="WenQuanYi Micro Hei" style:font-size-asian="12pt" style:font-size-complex="12pt"/>
    </style:style>
    <style:style style:name="P17" style:family="paragraph" style:parent-style-name="Standard">
      <style:text-properties style:font-name="WenQuanYi Micro Hei" fo:font-size="12pt" officeooo:rsid="008a9e1f" officeooo:paragraph-rsid="00912f62" style:font-name-asian="WenQuanYi Micro Hei" style:font-size-asian="12pt" style:font-size-complex="12pt"/>
    </style:style>
    <style:style style:name="P18" style:family="paragraph" style:parent-style-name="Standard">
      <style:text-properties style:font-name="WenQuanYi Micro Hei" fo:font-size="12pt" officeooo:paragraph-rsid="00bd1cc9" style:font-name-asian="WenQuanYi Micro Hei" style:font-size-asian="12pt" style:font-size-complex="12pt"/>
    </style:style>
    <style:style style:name="P19" style:family="paragraph" style:parent-style-name="Standard">
      <style:text-properties style:font-name="WenQuanYi Micro Hei" fo:font-size="12pt" officeooo:paragraph-rsid="00c20319" style:font-name-asian="WenQuanYi Micro Hei" style:font-size-asian="12pt" style:font-size-complex="12pt"/>
    </style:style>
    <style:style style:name="P20" style:family="paragraph" style:parent-style-name="Standard">
      <style:text-properties style:font-name="WenQuanYi Micro Hei" fo:font-size="12pt" fo:font-style="italic" officeooo:rsid="003eb0ca" officeooo:paragraph-rsid="003eb0ca" style:font-name-asian="WenQuanYi Micro Hei" style:font-size-asian="12pt" style:font-style-asian="italic" style:font-size-complex="12pt" style:font-style-complex="italic"/>
    </style:style>
    <style:style style:name="P21" style:family="paragraph" style:parent-style-name="Standard">
      <style:text-properties style:font-name="WenQuanYi Micro Hei" fo:font-size="12pt" fo:font-weight="bold" officeooo:rsid="007080c3" officeooo:paragraph-rsid="006d83d0" style:font-name-asian="WenQuanYi Micro Hei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WenQuanYi Micro Hei" fo:font-size="12pt" fo:font-weight="bold" officeooo:rsid="007080c3" officeooo:paragraph-rsid="007cf811" style:font-name-asian="WenQuanYi Micro Hei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WenQuanYi Micro Hei" fo:font-size="12pt" fo:font-weight="bold" officeooo:rsid="007080c3" officeooo:paragraph-rsid="00990b10" style:font-name-asian="WenQuanYi Micro Hei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WenQuanYi Micro Hei" fo:font-size="12pt" fo:font-weight="bold" officeooo:rsid="007080c3" officeooo:paragraph-rsid="00a52d58" style:font-name-asian="WenQuanYi Micro Hei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style:font-name-asian="WenQuanYi Micro Hei" style:font-size-asian="12pt" style:font-size-complex="12pt"/>
    </style:style>
    <style:style style:name="P2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3aa1e3" officeooo:paragraph-rsid="003aa1e3" style:font-name-asian="WenQuanYi Micro Hei" style:font-size-asian="12pt" style:font-size-complex="12pt"/>
    </style:style>
    <style:style style:name="P2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9787f2" officeooo:paragraph-rsid="009787f2" style:font-name-asian="WenQuanYi Micro Hei" style:font-size-asian="12pt" style:font-size-complex="12pt"/>
    </style:style>
    <style:style style:name="P2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abc7d9" officeooo:paragraph-rsid="00abc7d9" style:font-name-asian="WenQuanYi Micro Hei" style:font-size-asian="12pt" style:font-size-complex="12pt"/>
    </style:style>
    <style:style style:name="P2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b2bc6c" officeooo:paragraph-rsid="00b2bc6c" style:font-name-asian="WenQuanYi Micro Hei" style:font-size-asian="12pt" style:font-size-complex="12pt"/>
    </style:style>
    <style:style style:name="P3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b3aa0f" officeooo:paragraph-rsid="00b3aa0f" style:font-name-asian="WenQuanYi Micro Hei" style:font-size-asian="12pt" style:font-size-complex="12pt"/>
    </style:style>
    <style:style style:name="P31" style:family="paragraph" style:parent-style-name="Standard">
      <style:text-properties style:font-name="WenQuanYi Micro Hei" fo:font-size="12pt" officeooo:rsid="00c64631" officeooo:paragraph-rsid="00c64631" style:font-name-asian="WenQuanYi Micro Hei" style:font-size-asian="12pt" style:font-size-complex="12pt"/>
    </style:style>
    <style:style style:name="P3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c78563" officeooo:paragraph-rsid="00c78563" style:font-name-asian="WenQuanYi Micro Hei" style:font-size-asian="12pt" style:font-size-complex="12pt"/>
    </style:style>
    <style:style style:name="P3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c7b9b7" officeooo:paragraph-rsid="00c7b9b7" style:font-name-asian="WenQuanYi Micro Hei" style:font-size-asian="12pt" style:font-size-complex="12pt"/>
    </style:style>
    <style:style style:name="P3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abc7d9" officeooo:paragraph-rsid="00c926d9" style:font-name-asian="WenQuanYi Micro Hei" style:font-size-asian="12pt" style:font-size-complex="12pt"/>
    </style:style>
    <style:style style:name="P3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abc7d9" officeooo:paragraph-rsid="00abc7d9" style:font-name-asian="WenQuanYi Micro Hei" style:font-size-asian="12pt" style:font-size-complex="12pt"/>
    </style:style>
    <style:style style:name="P3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769f4f" officeooo:paragraph-rsid="00769f4f" style:font-name-asian="WenQuanYi Micro Hei" style:font-size-asian="12pt" style:font-size-complex="12pt"/>
    </style:style>
    <style:style style:name="P3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769f4f" officeooo:paragraph-rsid="007e237d" style:font-name-asian="WenQuanYi Micro Hei" style:font-size-asian="12pt" style:font-size-complex="12pt"/>
    </style:style>
    <style:style style:name="P3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769f4f" officeooo:paragraph-rsid="00990b10" style:font-name-asian="WenQuanYi Micro Hei" style:font-size-asian="12pt" style:font-size-complex="12pt"/>
    </style:style>
    <style:style style:name="P3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769f4f" officeooo:paragraph-rsid="00a52d58" style:font-name-asian="WenQuanYi Micro Hei" style:font-size-asian="12pt" style:font-size-complex="12pt"/>
    </style:style>
    <style:style style:name="P4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769f4f" style:font-name-asian="WenQuanYi Micro Hei" style:font-size-asian="12pt" style:font-size-complex="12pt"/>
    </style:style>
    <style:style style:name="P4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6d83d0" style:font-name-asian="WenQuanYi Micro Hei" style:font-size-asian="12pt" style:font-size-complex="12pt"/>
    </style:style>
    <style:style style:name="P4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787551" officeooo:paragraph-rsid="006d83d0" style:font-name-asian="WenQuanYi Micro Hei" style:font-size-asian="12pt" style:font-size-complex="12pt"/>
    </style:style>
    <style:style style:name="P4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787551" style:font-name-asian="WenQuanYi Micro Hei" style:font-size-asian="12pt" style:font-size-complex="12pt"/>
    </style:style>
    <style:style style:name="P4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7e237d" style:font-name-asian="WenQuanYi Micro Hei" style:font-size-asian="12pt" style:font-size-complex="12pt"/>
    </style:style>
    <style:style style:name="P4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835fc0" style:font-name-asian="WenQuanYi Micro Hei" style:font-size-asian="12pt" style:font-size-complex="12pt"/>
    </style:style>
    <style:style style:name="P4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87187d" style:font-name-asian="WenQuanYi Micro Hei" style:font-size-asian="12pt" style:font-size-complex="12pt"/>
    </style:style>
    <style:style style:name="P4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990b10" style:font-name-asian="WenQuanYi Micro Hei" style:font-size-asian="12pt" style:font-size-complex="12pt"/>
    </style:style>
    <style:style style:name="P4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7080c3" officeooo:paragraph-rsid="00990b10" style:font-name-asian="WenQuanYi Micro Hei" style:font-size-asian="12pt" style:font-size-complex="12pt"/>
    </style:style>
    <style:style style:name="P4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7080c3" officeooo:paragraph-rsid="00a52d58" style:font-name-asian="WenQuanYi Micro Hei" style:font-size-asian="12pt" style:font-size-complex="12pt"/>
    </style:style>
    <style:style style:name="P5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a52d58" style:font-name-asian="WenQuanYi Micro Hei" style:font-size-asian="12pt" style:font-size-complex="12pt"/>
    </style:style>
    <style:style style:name="T1" style:family="text">
      <style:text-properties officeooo:rsid="0018b3d9"/>
    </style:style>
    <style:style style:name="T2" style:family="text">
      <style:text-properties officeooo:rsid="001e47e9"/>
    </style:style>
    <style:style style:name="T3" style:family="text">
      <style:text-properties officeooo:rsid="001f4d9e"/>
    </style:style>
    <style:style style:name="T4" style:family="text">
      <style:text-properties officeooo:rsid="0020a5cb"/>
    </style:style>
    <style:style style:name="T5" style:family="text">
      <style:text-properties officeooo:rsid="0021d36b"/>
    </style:style>
    <style:style style:name="T6" style:family="text">
      <style:text-properties officeooo:rsid="00239dfb"/>
    </style:style>
    <style:style style:name="T7" style:family="text">
      <style:text-properties officeooo:rsid="0025a1d5"/>
    </style:style>
    <style:style style:name="T8" style:family="text">
      <style:text-properties officeooo:rsid="0025bc0b"/>
    </style:style>
    <style:style style:name="T9" style:family="text">
      <style:text-properties officeooo:rsid="00260805"/>
    </style:style>
    <style:style style:name="T10" style:family="text">
      <style:text-properties officeooo:rsid="0027163f"/>
    </style:style>
    <style:style style:name="T11" style:family="text">
      <style:text-properties officeooo:rsid="00271f90"/>
    </style:style>
    <style:style style:name="T12" style:family="text">
      <style:text-properties officeooo:rsid="00276dad"/>
    </style:style>
    <style:style style:name="T13" style:family="text">
      <style:text-properties officeooo:rsid="00287081"/>
    </style:style>
    <style:style style:name="T14" style:family="text">
      <style:text-properties officeooo:rsid="00287948"/>
    </style:style>
    <style:style style:name="T15" style:family="text">
      <style:text-properties officeooo:rsid="0029489e"/>
    </style:style>
    <style:style style:name="T16" style:family="text">
      <style:text-properties officeooo:rsid="002acb5d"/>
    </style:style>
    <style:style style:name="T17" style:family="text">
      <style:text-properties officeooo:rsid="002b9dea"/>
    </style:style>
    <style:style style:name="T18" style:family="text">
      <style:text-properties officeooo:rsid="002cf963"/>
    </style:style>
    <style:style style:name="T19" style:family="text">
      <style:text-properties officeooo:rsid="002dc720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e47e9" style:font-weight-asian="bold" style:font-weight-complex="bold"/>
    </style:style>
    <style:style style:name="T22" style:family="text">
      <style:text-properties fo:font-weight="bold" officeooo:rsid="0025a1d5" style:font-weight-asian="bold" style:font-weight-complex="bold"/>
    </style:style>
    <style:style style:name="T23" style:family="text">
      <style:text-properties fo:font-weight="bold" officeooo:rsid="00260805" style:font-weight-asian="bold" style:font-weight-complex="bold"/>
    </style:style>
    <style:style style:name="T24" style:family="text">
      <style:text-properties fo:font-weight="bold" officeooo:rsid="0027163f" style:font-weight-asian="bold" style:font-weight-complex="bold"/>
    </style:style>
    <style:style style:name="T25" style:family="text">
      <style:text-properties fo:font-weight="bold" officeooo:rsid="002cf963" style:font-weight-asian="bold" style:font-weight-complex="bold"/>
    </style:style>
    <style:style style:name="T26" style:family="text">
      <style:text-properties fo:font-weight="bold" officeooo:rsid="002dc720" style:font-weight-asian="bold" style:font-weight-complex="bold"/>
    </style:style>
    <style:style style:name="T27" style:family="text">
      <style:text-properties fo:font-weight="bold" officeooo:rsid="0037c0a0" style:font-weight-asian="bold" style:font-weight-complex="bold"/>
    </style:style>
    <style:style style:name="T28" style:family="text">
      <style:text-properties fo:font-weight="bold" officeooo:rsid="003a0577" style:font-weight-asian="bold" style:font-weight-complex="bold"/>
    </style:style>
    <style:style style:name="T29" style:family="text">
      <style:text-properties fo:font-weight="bold" officeooo:rsid="00458493" style:font-weight-asian="bold" style:font-weight-complex="bold"/>
    </style:style>
    <style:style style:name="T30" style:family="text">
      <style:text-properties fo:font-weight="bold" officeooo:rsid="004702ed" style:font-weight-asian="bold" style:font-weight-complex="bold"/>
    </style:style>
    <style:style style:name="T31" style:family="text">
      <style:text-properties fo:font-weight="bold" officeooo:rsid="003fc078" style:font-weight-asian="bold" style:font-weight-complex="bold"/>
    </style:style>
    <style:style style:name="T32" style:family="text">
      <style:text-properties fo:font-weight="bold" officeooo:rsid="0049d943" style:font-weight-asian="bold" style:font-weight-complex="bold"/>
    </style:style>
    <style:style style:name="T33" style:family="text">
      <style:text-properties fo:font-weight="bold" officeooo:rsid="004a83a1" style:font-weight-asian="bold" style:font-weight-complex="bold"/>
    </style:style>
    <style:style style:name="T34" style:family="text">
      <style:text-properties fo:font-weight="bold" officeooo:rsid="004ce73b" style:font-weight-asian="bold" style:font-weight-complex="bold"/>
    </style:style>
    <style:style style:name="T35" style:family="text">
      <style:text-properties fo:font-weight="bold" officeooo:rsid="004ea9bb" style:font-weight-asian="bold" style:font-weight-complex="bold"/>
    </style:style>
    <style:style style:name="T36" style:family="text">
      <style:text-properties fo:font-weight="bold" officeooo:rsid="00515a13" style:font-weight-asian="bold" style:font-weight-complex="bold"/>
    </style:style>
    <style:style style:name="T37" style:family="text">
      <style:text-properties fo:font-weight="bold" officeooo:rsid="0052761f" style:font-weight-asian="bold" style:font-weight-complex="bold"/>
    </style:style>
    <style:style style:name="T38" style:family="text">
      <style:text-properties fo:font-weight="bold" officeooo:rsid="0053130a" style:font-weight-asian="bold" style:font-weight-complex="bold"/>
    </style:style>
    <style:style style:name="T39" style:family="text">
      <style:text-properties fo:font-weight="bold" officeooo:rsid="00541571" style:font-weight-asian="bold" style:font-weight-complex="bold"/>
    </style:style>
    <style:style style:name="T40" style:family="text">
      <style:text-properties fo:font-weight="bold" officeooo:rsid="0054f860" style:font-weight-asian="bold" style:font-weight-complex="bold"/>
    </style:style>
    <style:style style:name="T41" style:family="text">
      <style:text-properties fo:font-weight="bold" officeooo:rsid="00568c07" style:font-weight-asian="bold" style:font-weight-complex="bold"/>
    </style:style>
    <style:style style:name="T42" style:family="text">
      <style:text-properties fo:font-weight="bold" officeooo:rsid="00579115" style:font-weight-asian="bold" style:font-weight-complex="bold"/>
    </style:style>
    <style:style style:name="T43" style:family="text">
      <style:text-properties fo:font-weight="bold" officeooo:rsid="005913b3" style:font-weight-asian="bold" style:font-weight-complex="bold"/>
    </style:style>
    <style:style style:name="T44" style:family="text">
      <style:text-properties fo:font-weight="bold" officeooo:rsid="005a348e" style:font-weight-asian="bold" style:font-weight-complex="bold"/>
    </style:style>
    <style:style style:name="T45" style:family="text">
      <style:text-properties fo:font-weight="bold" officeooo:rsid="005aed4e" style:font-weight-asian="bold" style:font-weight-complex="bold"/>
    </style:style>
    <style:style style:name="T46" style:family="text">
      <style:text-properties fo:font-weight="bold" officeooo:rsid="005c6162" style:font-weight-asian="bold" style:font-weight-complex="bold"/>
    </style:style>
    <style:style style:name="T47" style:family="text">
      <style:text-properties fo:font-weight="bold" officeooo:rsid="005f3252" style:font-weight-asian="bold" style:font-weight-complex="bold"/>
    </style:style>
    <style:style style:name="T48" style:family="text">
      <style:text-properties fo:font-weight="bold" officeooo:rsid="00603afa" style:font-weight-asian="bold" style:font-weight-complex="bold"/>
    </style:style>
    <style:style style:name="T49" style:family="text">
      <style:text-properties fo:font-weight="bold" officeooo:rsid="0061d16b" style:font-weight-asian="bold" style:font-weight-complex="bold"/>
    </style:style>
    <style:style style:name="T50" style:family="text">
      <style:text-properties fo:font-weight="bold" officeooo:rsid="00634fcb" style:font-weight-asian="bold" style:font-weight-complex="bold"/>
    </style:style>
    <style:style style:name="T51" style:family="text">
      <style:text-properties fo:font-weight="bold" officeooo:rsid="0063ca9d" style:font-weight-asian="bold" style:font-weight-complex="bold"/>
    </style:style>
    <style:style style:name="T52" style:family="text">
      <style:text-properties fo:font-weight="bold" officeooo:rsid="006495a8" style:font-weight-asian="bold" style:font-weight-complex="bold"/>
    </style:style>
    <style:style style:name="T53" style:family="text">
      <style:text-properties fo:font-weight="bold" officeooo:rsid="006512fe" style:font-weight-asian="bold" style:font-weight-complex="bold"/>
    </style:style>
    <style:style style:name="T54" style:family="text">
      <style:text-properties fo:font-weight="bold" officeooo:rsid="00668f03" style:font-weight-asian="bold" style:font-weight-complex="bold"/>
    </style:style>
    <style:style style:name="T55" style:family="text">
      <style:text-properties fo:font-weight="bold" officeooo:rsid="006862ee" style:font-weight-asian="bold" style:font-weight-complex="bold"/>
    </style:style>
    <style:style style:name="T56" style:family="text">
      <style:text-properties fo:font-weight="bold" officeooo:rsid="00687358" style:font-weight-asian="bold" style:font-weight-complex="bold"/>
    </style:style>
    <style:style style:name="T57" style:family="text">
      <style:text-properties fo:font-weight="bold" officeooo:rsid="006a533e" style:font-weight-asian="bold" style:font-weight-complex="bold"/>
    </style:style>
    <style:style style:name="T58" style:family="text">
      <style:text-properties fo:font-weight="bold" officeooo:rsid="006c0577" style:font-weight-asian="bold" style:font-weight-complex="bold"/>
    </style:style>
    <style:style style:name="T59" style:family="text">
      <style:text-properties fo:font-weight="bold" officeooo:rsid="006d83d0" style:font-weight-asian="bold" style:font-weight-complex="bold"/>
    </style:style>
    <style:style style:name="T60" style:family="text">
      <style:text-properties fo:font-weight="bold" officeooo:rsid="006eb302" style:font-weight-asian="bold" style:font-weight-complex="bold"/>
    </style:style>
    <style:style style:name="T61" style:family="text">
      <style:text-properties fo:font-weight="bold" officeooo:rsid="007076ce" style:font-weight-asian="bold" style:font-weight-complex="bold"/>
    </style:style>
    <style:style style:name="T62" style:family="text">
      <style:text-properties fo:font-weight="bold" officeooo:rsid="0073a5bb" style:font-weight-asian="bold" style:font-weight-complex="bold"/>
    </style:style>
    <style:style style:name="T63" style:family="text">
      <style:text-properties fo:font-weight="bold" officeooo:rsid="00bd1cc9" style:font-weight-asian="bold" style:font-weight-complex="bold"/>
    </style:style>
    <style:style style:name="T64" style:family="text">
      <style:text-properties fo:font-weight="bold" officeooo:rsid="00c20319" style:font-weight-asian="bold" style:font-weight-complex="bold"/>
    </style:style>
    <style:style style:name="T65" style:family="text">
      <style:text-properties officeooo:rsid="0037c0a0"/>
    </style:style>
    <style:style style:name="T66" style:family="text">
      <style:text-properties officeooo:rsid="003a0577"/>
    </style:style>
    <style:style style:name="T67" style:family="text">
      <style:text-properties officeooo:rsid="003eb0ca"/>
    </style:style>
    <style:style style:name="T68" style:family="text">
      <style:text-properties officeooo:rsid="003fc078"/>
    </style:style>
    <style:style style:name="T69" style:family="text">
      <style:text-properties officeooo:rsid="0042e05a"/>
    </style:style>
    <style:style style:name="T70" style:family="text">
      <style:text-properties officeooo:rsid="00458493"/>
    </style:style>
    <style:style style:name="T71" style:family="text">
      <style:text-properties officeooo:rsid="00469bcb"/>
    </style:style>
    <style:style style:name="T72" style:family="text">
      <style:text-properties officeooo:rsid="004702ed"/>
    </style:style>
    <style:style style:name="T73" style:family="text">
      <style:text-properties officeooo:rsid="0048fbc2"/>
    </style:style>
    <style:style style:name="T74" style:family="text">
      <style:text-properties officeooo:rsid="0049d943"/>
    </style:style>
    <style:style style:name="T75" style:family="text">
      <style:text-properties officeooo:rsid="004a83a1"/>
    </style:style>
    <style:style style:name="T76" style:family="text">
      <style:text-properties officeooo:rsid="004ce73b"/>
    </style:style>
    <style:style style:name="T77" style:family="text">
      <style:text-properties officeooo:rsid="004dc379"/>
    </style:style>
    <style:style style:name="T78" style:family="text">
      <style:text-properties officeooo:rsid="004ea9bb"/>
    </style:style>
    <style:style style:name="T79" style:family="text">
      <style:text-properties officeooo:rsid="004f8ab6"/>
    </style:style>
    <style:style style:name="T80" style:family="text">
      <style:text-properties officeooo:rsid="00515a13"/>
    </style:style>
    <style:style style:name="T81" style:family="text">
      <style:text-properties officeooo:rsid="0052761f"/>
    </style:style>
    <style:style style:name="T82" style:family="text">
      <style:text-properties officeooo:rsid="0053130a"/>
    </style:style>
    <style:style style:name="T83" style:family="text">
      <style:text-properties officeooo:rsid="00541571"/>
    </style:style>
    <style:style style:name="T84" style:family="text">
      <style:text-properties officeooo:rsid="0054f860"/>
    </style:style>
    <style:style style:name="T85" style:family="text">
      <style:text-properties officeooo:rsid="00568c07"/>
    </style:style>
    <style:style style:name="T86" style:family="text">
      <style:text-properties officeooo:rsid="00579115"/>
    </style:style>
    <style:style style:name="T87" style:family="text">
      <style:text-properties officeooo:rsid="005913b3"/>
    </style:style>
    <style:style style:name="T88" style:family="text">
      <style:text-properties officeooo:rsid="005a348e"/>
    </style:style>
    <style:style style:name="T89" style:family="text">
      <style:text-properties officeooo:rsid="005aed4e"/>
    </style:style>
    <style:style style:name="T90" style:family="text">
      <style:text-properties officeooo:rsid="005c6162"/>
    </style:style>
    <style:style style:name="T91" style:family="text">
      <style:text-properties officeooo:rsid="005f3252"/>
    </style:style>
    <style:style style:name="T92" style:family="text">
      <style:text-properties officeooo:rsid="00603afa"/>
    </style:style>
    <style:style style:name="T93" style:family="text">
      <style:text-properties officeooo:rsid="0061d16b"/>
    </style:style>
    <style:style style:name="T94" style:family="text">
      <style:text-properties officeooo:rsid="00634fcb"/>
    </style:style>
    <style:style style:name="T95" style:family="text">
      <style:text-properties officeooo:rsid="0063ca9d"/>
    </style:style>
    <style:style style:name="T96" style:family="text">
      <style:text-properties officeooo:rsid="006495a8"/>
    </style:style>
    <style:style style:name="T97" style:family="text">
      <style:text-properties officeooo:rsid="006512fe"/>
    </style:style>
    <style:style style:name="T98" style:family="text">
      <style:text-properties officeooo:rsid="00668f03"/>
    </style:style>
    <style:style style:name="T99" style:family="text">
      <style:text-properties officeooo:rsid="006706e5"/>
    </style:style>
    <style:style style:name="T100" style:family="text">
      <style:text-properties officeooo:rsid="006862ee"/>
    </style:style>
    <style:style style:name="T101" style:family="text">
      <style:text-properties officeooo:rsid="00687358"/>
    </style:style>
    <style:style style:name="T102" style:family="text">
      <style:text-properties officeooo:rsid="006a533e"/>
    </style:style>
    <style:style style:name="T103" style:family="text">
      <style:text-properties officeooo:rsid="006af9a1"/>
    </style:style>
    <style:style style:name="T104" style:family="text">
      <style:text-properties officeooo:rsid="006c0577"/>
    </style:style>
    <style:style style:name="T105" style:family="text">
      <style:text-properties officeooo:rsid="006d83d0"/>
    </style:style>
    <style:style style:name="T106" style:family="text">
      <style:text-properties officeooo:rsid="006eb302"/>
    </style:style>
    <style:style style:name="T107" style:family="text">
      <style:text-properties officeooo:rsid="007076ce"/>
    </style:style>
    <style:style style:name="T108" style:family="text">
      <style:text-properties officeooo:rsid="007080c3"/>
    </style:style>
    <style:style style:name="T109" style:family="text">
      <style:text-properties officeooo:rsid="0073a5bb"/>
    </style:style>
    <style:style style:name="T110" style:family="text">
      <style:text-properties officeooo:rsid="00769f4f"/>
    </style:style>
    <style:style style:name="T111" style:family="text">
      <style:text-properties officeooo:rsid="00787551"/>
    </style:style>
    <style:style style:name="T112" style:family="text">
      <style:text-properties officeooo:rsid="0079b1f4"/>
    </style:style>
    <style:style style:name="T113" style:family="text">
      <style:text-properties officeooo:rsid="00ad88ae"/>
    </style:style>
    <style:style style:name="T114" style:family="text">
      <style:text-properties officeooo:rsid="00b6b26c"/>
    </style:style>
    <style:style style:name="T115" style:family="text">
      <style:text-properties officeooo:rsid="00bd1cc9"/>
    </style:style>
    <style:style style:name="T116" style:family="text">
      <style:text-properties officeooo:rsid="00c20319"/>
    </style:style>
    <style:style style:name="T117" style:family="text">
      <style:text-properties style:font-name="WenQuanYi Micro Hei" fo:font-size="12pt" officeooo:rsid="00abc7d9" style:font-name-asian="WenQuanYi Micro Hei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在开始python</text:span>网络编程之前，首先要了解一下<text:span text:style-name="T20">套接字</text:span>，<text:span text:style-name="T3">套接字</text:span>是一种计算机网络数据结构。套接字有两种，分别是<text:span text:style-name="T20">基于文件型</text:span>的和<text:span text:style-name="T20">基于网络型</text:span>的，前者如<text:span text:style-name="T21">AF_UNIX</text:span><text:span text:style-name="T2">，后者如</text:span><text:span text:style-name="T21">AF_INET</text:span><text:span text:style-name="T2">、</text:span><text:span text:style-name="T21">AF_NETLINK</text:span>。套接字<text:span text:style-name="T20">端口</text:span>就像电话号码一样<text:span text:style-name="T4">，是通讯身份的唯一标识</text:span><text:span text:style-name="T5">，合法的端口号范围为</text:span><text:span text:style-name="T6">0到65535，其中，小于1024的端口号为系统保留端口，如果是Unix操作系统，保留的端口号使用可以通过/etc/services文件获得。</text:span></text:p>
      <text:p text:style-name="P1"><text:span text:style-name="T6">套接字的类型有两种</text:span><text:span text:style-name="T7">，</text:span><text:span text:style-name="T22">面向连接</text:span><text:span text:style-name="T7">的套接字与</text:span><text:span text:style-name="T22">无连接</text:span><text:span text:style-name="T7">的套接字</text:span><text:span text:style-name="T8">。前者提供了顺序的</text:span><text:span text:style-name="T9">、可靠的、不会重复的数据传输，而且也不会加上数据边界，每一个要发送的信息</text:span><text:span text:style-name="T12">，可能会被拆成多份</text:span><text:span text:style-name="T13">，</text:span><text:span text:style-name="T9">实现这种连接的主要协议就是传输控制协议</text:span><text:span text:style-name="T23">TCP</text:span><text:span text:style-name="T9">，套接字类型为</text:span><text:span text:style-name="T24">SOCK_STREAM</text:span><text:span text:style-name="T10">，使用IP来查找网络中的主机</text:span><text:span text:style-name="T11">，这样就形成了整个系统。无连接的套接字</text:span><text:span text:style-name="T14">，数据到达的顺序</text:span><text:span text:style-name="T15">、可靠性及数据不重复性无法保证，数据报会保留数据边界，发送消息时不会拆成小块，虽有这么多缺点</text:span><text:span text:style-name="T16">，但正是无连接的</text:span><text:span text:style-name="T17">，所以不需要承担维持虚电路连接的负担</text:span><text:span text:style-name="T18">，性能更好，实现这种连接的主要协议是用户数据报协议</text:span><text:span text:style-name="T25">UDP</text:span><text:span text:style-name="T19">，套接字类型为</text:span><text:span text:style-name="T26">SOCK_DGRAM</text:span><text:span text:style-name="T19">，也是通过IP来查找网络中的主机。</text:span></text:p>
      <text:p text:style-name="P2"><text:span text:style-name="T65">python网络编程使用</text:span><text:span text:style-name="T27">socket</text:span><text:span text:style-name="T65">模块，创建套接字用其</text:span><text:span text:style-name="T27">socket</text:span><text:span text:style-name="T28">()</text:span><text:span text:style-name="T66">函数，语法如下：</text:span></text:p>
      <text:p text:style-name="P26">socket(socket_family, socket_type, protocol = 0)</text:p>
      <text:p text:style-name="P20">socket_family可以是AF_UNIX或AF_INET，socket_type可以是SOCK_STREAM或SOCK_DGRAM，protocol一般不写，默认为0。</text:p>
      <text:p text:style-name="P3"><text:span text:style-name="T67">当我们创建了套接字以后</text:span><text:span text:style-name="T68">，所有的交互都将通过对该套接字对象的方法调用进行</text:span><text:span text:style-name="T69">，下面列举一些套接字对象的常用函数。</text:span></text:p>
      <text:p text:style-name="P11">服务器端——</text:p>
      <text:p text:style-name="P4"><text:span text:style-name="T29">bind()</text:span><text:span text:style-name="T70">：绑定地址</text:span><text:span text:style-name="T71">到套接字</text:span><text:span text:style-name="T73">。</text:span></text:p>
      <text:p text:style-name="P5"><text:span text:style-name="T30">listen()</text:span><text:span text:style-name="T72">：开始TCP监听</text:span><text:span text:style-name="T73">。</text:span></text:p>
      <text:p text:style-name="P3"><text:span text:style-name="T31">accept</text:span><text:span text:style-name="T32">()</text:span><text:span text:style-name="T74">：被动接受TCP客户的连接</text:span><text:span text:style-name="T75">，阻塞式等待连接的到来。</text:span></text:p>
      <text:p text:style-name="P12">客户端——</text:p>
      <text:p text:style-name="P3"><text:span text:style-name="T33">connect</text:span><text:span text:style-name="T34">()</text:span><text:span text:style-name="T76">：主动初始化TCP服务器连接</text:span><text:span text:style-name="T77">。</text:span></text:p>
      <text:p text:style-name="P6"><text:span text:style-name="T35">connect_ex()</text:span><text:span text:style-name="T78">：上一个函数的扩展版本</text:span><text:span text:style-name="T79">，出错时返回出错码，而不是抛出异常。</text:span></text:p>
      <text:p text:style-name="P13">公共用途——</text:p>
      <text:p text:style-name="P7"><text:span text:style-name="T36">recv()</text:span><text:span text:style-name="T80">：接收TCP数据</text:span><text:span text:style-name="T81">。</text:span></text:p>
      <text:p text:style-name="P7"><text:span text:style-name="T37">send</text:span><text:span text:style-name="T38">()</text:span><text:span text:style-name="T82">：发送TCP数据</text:span><text:span text:style-name="T83">。</text:span></text:p>
      <text:p text:style-name="P7"><text:span text:style-name="T39">sendall</text:span><text:span text:style-name="T40">()</text:span><text:span text:style-name="T84">：完整发送TCP数据</text:span><text:span text:style-name="T85">。</text:span></text:p>
      <text:p text:style-name="P7"><text:span text:style-name="T41">recvfrom</text:span><text:span text:style-name="T42">()</text:span><text:span text:style-name="T86">：接收UDP数据</text:span><text:span text:style-name="T87">。</text:span></text:p>
      <text:p text:style-name="P7"><text:span text:style-name="T43">sendto</text:span><text:span text:style-name="T44">()</text:span><text:span text:style-name="T88">：发送UDP数据</text:span><text:span text:style-name="T89">。</text:span></text:p>
      <text:p text:style-name="P7"><text:span text:style-name="T45">getpeername</text:span><text:span text:style-name="T46">()</text:span><text:span text:style-name="T90">：连接到当前套接字的远端的地址</text:span><text:span text:style-name="T91">。</text:span></text:p>
      <text:p text:style-name="P7"><text:span text:style-name="T47">getsockname</text:span><text:span text:style-name="T48">()</text:span><text:span text:style-name="T92">：当前套接字的地址</text:span><text:span text:style-name="T93">。</text:span></text:p>
      <text:p text:style-name="P7"><text:span text:style-name="T49">getsockopt</text:span><text:span text:style-name="T50">()</text:span><text:span text:style-name="T94">：返回指定套接字的参数</text:span><text:span text:style-name="T95">。</text:span></text:p>
      <text:p text:style-name="P7"><text:span text:style-name="T51">setsockopt</text:span><text:span text:style-name="T52">()</text:span><text:span text:style-name="T96">：设置指定套接字的参数</text:span><text:span text:style-name="T97">。</text:span></text:p>
      <text:p text:style-name="P7"><text:span text:style-name="T53">close</text:span><text:span text:style-name="T54">()</text:span><text:span text:style-name="T98">：关闭套接字</text:span><text:span text:style-name="T99">。</text:span></text:p>
      <text:p text:style-name="P1">阻塞相关——</text:p>
      <text:p text:style-name="P8"><text:span text:style-name="T55">setblocking()</text:span><text:span text:style-name="T100">：设置套接字的阻塞与非阻塞模式</text:span><text:span text:style-name="T101">。</text:span></text:p>
      <text:p text:style-name="P8"><text:soft-page-break/><text:span text:style-name="T56">set</text:span><text:span text:style-name="T57">timeout()</text:span><text:span text:style-name="T102">：设置阻塞套接字操作的超时时间</text:span><text:span text:style-name="T103">。</text:span></text:p>
      <text:p text:style-name="P9"><text:span text:style-name="T58">gettimetout()</text:span><text:span text:style-name="T104">：得到阻塞套接字操作的超时时间。</text:span></text:p>
      <text:p text:style-name="P14">面向文件——</text:p>
      <text:p text:style-name="P10"><text:span text:style-name="T59">fileno()</text:span><text:span text:style-name="T105">：套接字的文件描述符</text:span><text:span text:style-name="T106">。</text:span></text:p>
      <text:p text:style-name="P10"><text:span text:style-name="T60">makefile</text:span><text:span text:style-name="T61">()</text:span><text:span text:style-name="T107">：创建一个与该套接字关联的文件</text:span><text:span text:style-name="T108">。</text:span></text:p>
      <text:p text:style-name="P21">下面是TCP服务器的伪代码——</text:p>
      <text:p text:style-name="P36">ss = socket()#创建服务器套接字</text:p>
      <text:p text:style-name="P40"><text:span text:style-name="T110">ss.bind()</text:span><text:span text:style-name="T111">#把地址绑定到套接字上</text:span></text:p>
      <text:p text:style-name="P40"><text:span text:style-name="T110">ss.listen()</text:span><text:span text:style-name="T111">#监听连接</text:span></text:p>
      <text:p text:style-name="P40"><text:span text:style-name="T110">inf_loop:</text:span><text:span text:style-name="T111">#服务器无限循环</text:span></text:p>
      <text:p text:style-name="P40"><text:span text:style-name="T110"><text:tab/>cs </text:span><text:span text:style-name="T111">= ss.accept()#</text:span><text:span text:style-name="T112">接收客户的连接</text:span></text:p>
      <text:p text:style-name="P41"><text:span text:style-name="T108"><text:tab/></text:span><text:span text:style-name="T111">comm_loop:</text:span><text:span text:style-name="T112">#</text:span><text:span text:style-name="T111">通讯循环</text:span></text:p>
      <text:p text:style-name="P41"><text:span text:style-name="T111"><text:tab/><text:tab/>cs.recv()/cs.send()#对话</text:span><text:span text:style-name="T112">，接收与发送</text:span></text:p>
      <text:p text:style-name="P42"><text:tab/>cs.close()#关闭客户套接字</text:p>
      <text:p text:style-name="P43"><text:span text:style-name="T111">ss.close()#关闭服务器套接字</text:span><text:span text:style-name="T112">，可选</text:span></text:p>
      <text:p text:style-name="P22">下面是TCP客户端的伪代码——</text:p>
      <text:p text:style-name="P37">cs = socket()#创建客户套接字</text:p>
      <text:p text:style-name="P44"><text:span text:style-name="T110">cs.connect()</text:span><text:span text:style-name="T111">#尝试连接服务器</text:span></text:p>
      <text:p text:style-name="P45"><text:span text:style-name="T111">comm_loop</text:span><text:span text:style-name="T110">:</text:span><text:span text:style-name="T111">#通讯循环</text:span></text:p>
      <text:p text:style-name="P46"><text:span text:style-name="T111"><text:tab/>cs.send()/cs.recv ()#对话</text:span><text:span text:style-name="T112">，发送与接收</text:span></text:p>
      <text:p text:style-name="P44"><text:span text:style-name="T111">cs.close()#关闭</text:span><text:span text:style-name="T112">客户套接字</text:span></text:p>
      <text:p text:style-name="P16">下面以一个简单的例子作为介绍，服务器、客户端在同一台机子上，服务器充当时间戳的角色，客户端发送数据后返回一个带时间的相同数据。</text:p>
      <text:p text:style-name="P17">TimeServer.py——</text:p>
      <text:p text:style-name="P27">#!/usr/bin/env python </text:p>
      <text:p text:style-name="P27"/>
      <text:p text:style-name="P27">from socket import * </text:p>
      <text:p text:style-name="P27">from time import ctime </text:p>
      <text:p text:style-name="P27"/>
      <text:p text:style-name="P27">HOST = '' # any available </text:p>
      <text:p text:style-name="P27">PORT = 21567 # unused </text:p>
      <text:p text:style-name="P27">BUFSIZE = 1024 </text:p>
      <text:p text:style-name="P27">ADDR = (HOST, PORT) </text:p>
      <text:p text:style-name="P27"/>
      <text:p text:style-name="P27">tcpSerSock = socket(AF_INET, SOCK_STREAM) </text:p>
      <text:p text:style-name="P27">tcpSerSock.bind(ADDR) </text:p>
      <text:p text:style-name="P27">tcpSerSock.listen(5) # max concurrence access </text:p>
      <text:p text:style-name="P27"/>
      <text:p text:style-name="P27">while True: </text:p>
      <text:p text:style-name="P27"><text:soft-page-break/><text:tab/>print 'waiting for connection...' </text:p>
      <text:p text:style-name="P27"><text:tab/>tcpCliSock, addr = tcpSerSock.accept() # blocking and passive </text:p>
      <text:p text:style-name="P27"><text:tab/>print '...connected from: ', addr </text:p>
      <text:p text:style-name="P27"/>
      <text:p text:style-name="P27"><text:tab/>while True: </text:p>
      <text:p text:style-name="P27"><text:tab/><text:tab/>data = tcpCliSock.recv(BUFSIZE) </text:p>
      <text:p text:style-name="P27"><text:tab/><text:tab/>if not data: </text:p>
      <text:p text:style-name="P27"><text:tab/><text:tab/><text:tab/>break </text:p>
      <text:p text:style-name="P27"><text:tab/><text:tab/>tcpCliSock.send('[%s] %s' %(ctime(), data) <text:span text:style-name="T114">)</text:span></text:p>
      <text:p text:style-name="P27"/>
      <text:p text:style-name="P27"><text:tab/>tcpCliSock.close() </text:p>
      <text:p text:style-name="P27"/>
      <text:p text:style-name="P27">tcpSerSock.close() # optional and never exec</text:p>
      <text:p text:style-name="P17">TimeClient.py——</text:p>
      <text:p text:style-name="P28">#!/usr/bin/env python </text:p>
      <text:p text:style-name="P28"/>
      <text:p text:style-name="P28">from socket import * </text:p>
      <text:p text:style-name="P28"/>
      <text:p text:style-name="P28">HOST = 'localhost' # local host </text:p>
      <text:p text:style-name="P28">PORT = 21567 # the same port as the server </text:p>
      <text:p text:style-name="P28">BUFSIZE = 1024 </text:p>
      <text:p text:style-name="P28">ADDR = (HOST, PORT) </text:p>
      <text:p text:style-name="P28"/>
      <text:p text:style-name="P34">tc#!/usr/bin/env python </text:p>
      <text:p text:style-name="P28"/>
      <text:p text:style-name="P28">from socket import * </text:p>
      <text:p text:style-name="P34">pCliSock = socket(AF_INET, SOCK_STREAM) </text:p>
      <text:p text:style-name="P28">tcpCliSock.connect(ADDR) </text:p>
      <text:p text:style-name="P28"/>
      <text:p text:style-name="P28">while True: </text:p>
      <text:p text:style-name="P28"><text:tab/>data = raw_input('&gt; ') </text:p>
      <text:p text:style-name="P28"><text:tab/>if not data: </text:p>
      <text:p text:style-name="P28"><text:tab/><text:tab/>break </text:p>
      <text:p text:style-name="P28"><text:tab/>tcpCliSock.send(data) </text:p>
      <text:p text:style-name="P28"><text:tab/>data = tcpCliSock.recv(BUFSIZE) </text:p>
      <text:p text:style-name="P28"><text:tab/>if not data: </text:p>
      <text:p text:style-name="P28"><text:tab/><text:tab/>break </text:p>
      <text:p text:style-name="P28"><text:tab/>print data </text:p>
      <text:p text:style-name="P28"/>
      <text:p text:style-name="P28"><text:soft-page-break/>tcpCliSock.close()</text:p>
      <text:p text:style-name="P16">UDP相对TCP来说比较简单，因为是无连接的，所以服务端不需要listen和accept，客户端也不需要connect。</text:p>
      <text:p text:style-name="P23">下面是UDP服务器的伪代码——</text:p>
      <text:p text:style-name="P38">ss = socket()</text:p>
      <text:p text:style-name="P47"><text:span text:style-name="T110">ss.bind()</text:span><text:span text:style-name="T111">#把地址绑定到套接字上</text:span></text:p>
      <text:p text:style-name="P47"><text:span text:style-name="T110">inf_loop:</text:span><text:span text:style-name="T111">#服务器无限循环</text:span></text:p>
      <text:p text:style-name="P47"><text:span text:style-name="T111"><text:tab/>cs.recvfrom()/cs.sendto()#对话</text:span><text:span text:style-name="T112">，接收与发送</text:span></text:p>
      <text:p text:style-name="P48"><text:span text:style-name="T111">ss.close()#关闭服务器套接字</text:span><text:span text:style-name="T112">，可选</text:span></text:p>
      <text:p text:style-name="P24">下面是UDP客户端的伪代码——</text:p>
      <text:p text:style-name="P39">cs = socket()#创建客户套接字</text:p>
      <text:p text:style-name="P50"><text:span text:style-name="T111">comm_loop</text:span><text:span text:style-name="T110">:</text:span><text:span text:style-name="T111">#通讯循环</text:span></text:p>
      <text:p text:style-name="P50"><text:span text:style-name="T111"><text:tab/>cs.sendto()/cs.recvfrom ()#对话</text:span><text:span text:style-name="T112">，发送与接收</text:span></text:p>
      <text:p text:style-name="P49"><text:span text:style-name="T111">cs.close()#关闭</text:span><text:span text:style-name="T112">客户套接字</text:span></text:p>
      <text:p text:style-name="P1"><text:span text:style-name="T20">Sock</text:span><text:span text:style-name="T62">etServer</text:span><text:span text:style-name="T109">模块是一个基于socket模块的高级别的套接字通讯模块，它支持在新的线程或进程中处理客户的请求。这个模块是标准库中一个高级别的模块，用于简化网络客户与服务器的实现，</text:span><text:span text:style-name="T62">模块中已经实现了一些可供使用的类</text:span><text:span text:style-name="T109">。</text:span><text:span text:style-name="T113">下面用SocketServer实现上面的例子，即时间戳服务器。</text:span></text:p>
      <text:p text:style-name="P15">timeSSSer.py——</text:p>
      <text:p text:style-name="P29">#!/usr/bin/env python </text:p>
      <text:p text:style-name="P29"/>
      <text:p text:style-name="P29">from SocketServer import (TCPServer as TCP, StreamRequestHandler as SRH) </text:p>
      <text:p text:style-name="P29">from time import ctime </text:p>
      <text:p text:style-name="P29"/>
      <text:p text:style-name="P29">HOST = '' </text:p>
      <text:p text:style-name="P29">PORT = 21567 </text:p>
      <text:p text:style-name="P29">ADDR = (HOST, PORT) </text:p>
      <text:p text:style-name="P29"/>
      <text:p text:style-name="P29">class MyRequestHandler(SRH): </text:p>
      <text:p text:style-name="P29"><text:tab/>def handler(self): </text:p>
      <text:p text:style-name="P29"><text:tab/><text:tab/>print '... connected from:', self.client_address </text:p>
      <text:p text:style-name="P29"><text:tab/><text:tab/>self.wfile.write('[%s] %s') %(ctime(), self.rfile.readline()) </text:p>
      <text:p text:style-name="P29"/>
      <text:p text:style-name="P29">tcpServ = TCP(ADDR, MyRequestHandler) </text:p>
      <text:p text:style-name="P29">print 'waiting for connection...' </text:p>
      <text:p text:style-name="P29">tcpServ.serve_forever()</text:p>
      <text:p text:style-name="P15">timeSSCli.py——</text:p>
      <text:p text:style-name="P30">#!/usr/bin/env python </text:p>
      <text:p text:style-name="P30"/>
      <text:p text:style-name="P30"><text:soft-page-break/>from socket import * </text:p>
      <text:p text:style-name="P30"/>
      <text:p text:style-name="P30">HOST = 'localhost' </text:p>
      <text:p text:style-name="P30">PORT = 21567 </text:p>
      <text:p text:style-name="P30">BUFSIZE = 1024 </text:p>
      <text:p text:style-name="P30">ADDR = (HOST, PORT) </text:p>
      <text:p text:style-name="P30"/>
      <text:p text:style-name="P30">while True: </text:p>
      <text:p text:style-name="P30"><text:tab/>tcpCliSock = socket(AF_INET, SOCK_STREAM) # socket every time </text:p>
      <text:p text:style-name="P30"><text:tab/>tcpCliSock.connect(ADDR) </text:p>
      <text:p text:style-name="P30"><text:tab/>data = raw_input('&gt; ') </text:p>
      <text:p text:style-name="P30"><text:tab/>if not data: </text:p>
      <text:p text:style-name="P30"><text:tab/><text:tab/>break </text:p>
      <text:p text:style-name="P30"><text:tab/>tcpCliSock.send('%s\r\n' %data) </text:p>
      <text:p text:style-name="P30"><text:tab/>data = tcpCliSock.recv(BUFSIZE) </text:p>
      <text:p text:style-name="P30"><text:tab/>if not data: </text:p>
      <text:p text:style-name="P30"><text:tab/><text:tab/>break </text:p>
      <text:p text:style-name="P30"><text:tab/>print data.strip() </text:p>
      <text:p text:style-name="P30"><text:tab/>tcpCliSock.close()</text:p>
      <text:p text:style-name="P1">其它——</text:p>
      <text:p text:style-name="P1"><text:span text:style-name="T20">twisted模块是一个完全事件驱动的网络框架</text:span>，可以用来开发完全异布的网络应用程序和协议，创建一个完整的系统，系统中可以有网络协议、线程、安全认证、即时通讯、数据库管理、网页、电子邮件、命令行参数、图形界面集成等。下面使用twisted模块实现上面例子中同样的功能。</text:p>
      <text:p text:style-name="P31">timeTSSer.py——</text:p>
      <text:p text:style-name="P32">#!/usr/bin/env python </text:p>
      <text:p text:style-name="P32"/>
      <text:p text:style-name="P32">from twisted.internet import protocol, reactor </text:p>
      <text:p text:style-name="P32">from time import ctime </text:p>
      <text:p text:style-name="P32"/>
      <text:p text:style-name="P32">PORT = 21567 </text:p>
      <text:p text:style-name="P32"/>
      <text:p text:style-name="P32">class TSServProtocol(protocol.Protocol): </text:p>
      <text:p text:style-name="P32"><text:tab/>def connectionMade(self): </text:p>
      <text:p text:style-name="P32"><text:tab/><text:tab/>self.clnt = self.transport.getPeer().host </text:p>
      <text:p text:style-name="P32"><text:tab/><text:tab/>print '...connected from:', self.clnt </text:p>
      <text:p text:style-name="P32"><text:tab/>def dataReceived(self, data): </text:p>
      <text:p text:style-name="P32"><text:tab/><text:tab/>print '...received from [%s]\n\t%s' %(self.clnt, data) </text:p>
      <text:p text:style-name="P32"><text:tab/><text:tab/>self.transport.write('[%s] %s' %(ctime(), data)) </text:p>
      <text:p text:style-name="P32"><text:soft-page-break/></text:p>
      <text:p text:style-name="P32">factory = protocol.Factory() </text:p>
      <text:p text:style-name="P32">factory.protocol = TSServProtocol </text:p>
      <text:p text:style-name="P32">print 'waiting for connection...' </text:p>
      <text:p text:style-name="P32">reactor.listenTCP(PORT, factory) </text:p>
      <text:p text:style-name="P32">reactor.run()</text:p>
      <text:p text:style-name="P31">timeTSCli.py——</text:p>
      <text:p text:style-name="P33">#!/usr/bin/env python </text:p>
      <text:p text:style-name="P33"/>
      <text:p text:style-name="P33">from twisted.internet import protocol, reactor </text:p>
      <text:p text:style-name="P33"/>
      <text:p text:style-name="P33">HOST = 'localhost' </text:p>
      <text:p text:style-name="P33">PORT = 21567 </text:p>
      <text:p text:style-name="P33"/>
      <text:p text:style-name="P33">class TSClntProtocol(protocol.Protocol): </text:p>
      <text:p text:style-name="P33"><text:tab/>def sendData(self): </text:p>
      <text:p text:style-name="P33"><text:tab/><text:tab/>data = raw_input('&gt; ') </text:p>
      <text:p text:style-name="P33"><text:tab/><text:tab/>if data: </text:p>
      <text:p text:style-name="P33"><text:tab/><text:tab/><text:tab/>print '...sending %s...' %data </text:p>
      <text:p text:style-name="P33"><text:tab/><text:tab/><text:tab/>self.transport.write(data) </text:p>
      <text:p text:style-name="P33"><text:tab/><text:tab/>else: </text:p>
      <text:p text:style-name="P33"><text:tab/><text:tab/><text:tab/>self.transport.loseConnection() </text:p>
      <text:p text:style-name="P33"/>
      <text:p text:style-name="P33"><text:tab/>def connectionMade(self): </text:p>
      <text:p text:style-name="P33"><text:tab/><text:tab/>self.sendData() </text:p>
      <text:p text:style-name="P33"/>
      <text:p text:style-name="P33"><text:tab/>def dataReceived(self, data): </text:p>
      <text:p text:style-name="P33"><text:tab/><text:tab/>print data </text:p>
      <text:p text:style-name="P33"><text:tab/><text:tab/>self.sendData() </text:p>
      <text:p text:style-name="P33"/>
      <text:p text:style-name="P33">factory = protocol.ClientFactory() </text:p>
      <text:p text:style-name="P33">factory.protocol = TSClntProtocol </text:p>
      <text:p text:style-name="P33">reactor.connectTCP(HOST, PORT, factory) </text:p>
      <text:p text:style-name="P33">reactor.run()</text:p>
      <text:p text:style-name="P18"><text:span text:style-name="T63">asyncore</text:span><text:span text:style-name="T115">/</text:span><text:span text:style-name="T63">asynchat</text:span><text:span text:style-name="T115">模块，为能异步处理客户请求的网络应用程序提供底层功能。</text:span></text:p>
      <text:p text:style-name="P19"><text:span text:style-name="T64">select</text:span><text:span text:style-name="T116">模块，在单线程网络服务器程序中，管理多个套接字连接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6-05T16:09:21</meta:creation-date>
    <meta:generator>LibreOffice/4.0.2.2$Linux_X86_64 LibreOffice_project/400m0$Build-2</meta:generator>
    <dc:date>2015-06-08T12:29:09</dc:date>
    <dc:creator>hanjunjie </dc:creator>
    <meta:editing-duration>PT3H40M24S</meta:editing-duration>
    <meta:editing-cycles>186</meta:editing-cycles>
    <meta:document-statistic meta:table-count="0" meta:image-count="0" meta:object-count="0" meta:page-count="6" meta:paragraph-count="180" meta:word-count="1808" meta:character-count="5228" meta:non-whitespace-character-count="4799"/>
  </office:meta>
</office:document-meta>
</file>